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000000071E59D58FCF988F2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loext:opacity="100%" style:font-name="Helvetica" fo:font-size="14pt" fo:font-style="italic" fo:font-weight="normal" style:font-size-asian="14pt" style:font-style-asian="italic" style:font-weight-asian="normal" style:font-name-complex="Helvetica" style:font-size-complex="14pt" style:font-style-complex="italic" style:font-weight-complex="normal"/>
    </style:style>
    <style:style style:name="T2" style:family="text">
      <style:text-properties fo:color="#000000" loext:opacity="100%" style:font-name="Times" fo:font-size="12pt" fo:font-weight="normal" style:font-size-asian="12pt" style:font-weight-asian="normal" style:font-name-complex="Times" style:font-size-complex="12pt" style:font-weight-complex="normal"/>
    </style:style>
    <style:style style:name="T3" style:family="text">
      <style:text-properties fo:color="#000000" loext:opacity="100%" style:font-name="Helvetica" fo:font-size="8pt" fo:font-style="italic" fo:font-weight="normal" style:font-size-asian="8pt" style:font-style-asian="italic" style:font-weight-asian="normal" style:font-name-complex="Helvetica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.299cm" svg:height="0.931cm" svg:x="1cm" svg:y="0.8cm">
          <draw:image xlink:href="Pictures/100000010000019000000071E59D58FCF988F2E9.png" xlink:type="simple" xlink:show="embed" xlink:actuate="onLoad" draw:mime-type="image/png">
            <text:p/>
          </draw:image>
        </draw:frame>
        <draw:frame draw:style-name="gr2" draw:text-style-name="P3" draw:layer="layout" svg:width="4.214cm" svg:height="0.569cm" svg:x="8.332cm" svg:y="1.288cm">
          <draw:text-box>
            <text:p text:style-name="P2"><text:span text:style-name="T1">Order Confirmation</text:span></text:p>
          </draw:text-box>
        </draw:frame>
        <draw:frame draw:style-name="gr3" draw:text-style-name="P4" draw:layer="layout" svg:width="3.143cm" svg:height="0.424cm" svg:x="1.1cm" svg:y="5.338cm">
          <draw:text-box>
            <text:p text:style-name="P2"><text:span text:style-name="T2">Shipping </text:span><text:span text:style-name="T2">Address:</text:span></text:p>
          </draw:text-box>
        </draw:frame>
        <draw:frame draw:style-name="gr3" draw:text-style-name="P4" draw:layer="layout" svg:width="1.132cm" svg:height="0.424cm" svg:x="1.1cm" svg:y="7.338cm">
          <draw:text-box>
            <text:p text:style-name="P2"><text:span text:style-name="T2">E</text:span><text:span text:style-name="T2">m</text:span><text:span text:style-name="T2">a</text:span><text:span text:style-name="T2">i</text:span><text:span text:style-name="T2">l</text:span><text:span text:style-name="T2">:</text:span></text:p>
          </draw:text-box>
        </draw:frame>
        <draw:frame draw:style-name="gr3" draw:text-style-name="P4" draw:layer="layout" svg:width="1.653cm" svg:height="0.424cm" svg:x="1.1cm" svg:y="8.338cm">
          <draw:text-box>
            <text:p text:style-name="P2"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I</text:span><text:span text:style-name="T2">D</text:span><text:span text:style-name="T2">:</text:span></text:p>
          </draw:text-box>
        </draw:frame>
        <draw:frame draw:style-name="gr3" draw:text-style-name="P4" draw:layer="layout" svg:width="2.407cm" svg:height="0.424cm" svg:x="9.795cm" svg:y="9.338cm">
          <draw:text-box>
            <text:p text:style-name="P2"><text:span text:style-name="T2">Order </text:span><text:span text:style-name="T2">Details:</text:span></text:p>
          </draw:text-box>
        </draw:frame>
        <draw:frame draw:style-name="gr3" draw:text-style-name="P4" draw:layer="layout" svg:width="2.834cm" svg:height="0.424cm" svg:x="1.1cm" svg:y="11.338cm">
          <draw:text-box>
            <text:p text:style-name="P2"><text:span text:style-name="T2">Unit Description</text:span></text:p>
          </draw:text-box>
        </draw:frame>
        <draw:frame draw:style-name="gr3" draw:text-style-name="P4" draw:layer="layout" svg:width="2.343cm" svg:height="0.424cm" svg:x="6.1cm" svg:y="11.338cm">
          <draw:text-box>
            <text:p text:style-name="P2"><text:span text:style-name="T2">U</text:span><text:span text:style-name="T2">n</text:span><text:span text:style-name="T2">i</text:span><text:span text:style-name="T2">t</text:span><text:span text:style-name="T2"> </text:span><text:span text:style-name="T2">Q</text:span><text:span text:style-name="T2">u</text:span><text:span text:style-name="T2">a</text:span><text:span text:style-name="T2">n</text:span><text:span text:style-name="T2">t</text:span><text:span text:style-name="T2">i</text:span><text:span text:style-name="T2">t</text:span><text:span text:style-name="T2">y</text:span></text:p>
          </draw:text-box>
        </draw:frame>
        <draw:frame draw:style-name="gr3" draw:text-style-name="P4" draw:layer="layout" svg:width="1.729cm" svg:height="0.424cm" svg:x="11.1cm" svg:y="11.338cm">
          <draw:text-box>
            <text:p text:style-name="P2"><text:span text:style-name="T2">Unit Price</text:span></text:p>
          </draw:text-box>
        </draw:frame>
        <draw:frame draw:style-name="gr3" draw:text-style-name="P4" draw:layer="layout" svg:width="0.895cm" svg:height="0.424cm" svg:x="16.1cm" svg:y="11.338cm">
          <draw:text-box>
            <text:p text:style-name="P2"><text:span text:style-name="T2">Total</text:span></text:p>
          </draw:text-box>
        </draw:frame>
        <draw:frame draw:style-name="gr3" draw:text-style-name="P4" draw:layer="layout" svg:width="5.023cm" svg:height="0.424cm" svg:x="1.1cm" svg:y="12.338cm">
          <draw:text-box>
            <text:p text:style-name="P2"><text:span text:style-name="T2">Long Sleeve Polo - Men's (L)</text:span></text:p>
          </draw:text-box>
        </draw:frame>
        <draw:frame draw:style-name="gr3" draw:text-style-name="P4" draw:layer="layout" svg:width="0.422cm" svg:height="0.424cm" svg:x="7.394cm" svg:y="12.338cm">
          <draw:text-box>
            <text:p text:style-name="P2"><text:span text:style-name="T2">1</text:span></text:p>
          </draw:text-box>
        </draw:frame>
        <draw:frame draw:style-name="gr3" draw:text-style-name="P4" draw:layer="layout" svg:width="1.166cm" svg:height="0.424cm" svg:x="12.736cm" svg:y="12.338cm">
          <draw:text-box>
            <text:p text:style-name="P2"><text:span text:style-name="T2">£72.00</text:span></text:p>
          </draw:text-box>
        </draw:frame>
        <draw:frame draw:style-name="gr3" draw:text-style-name="P4" draw:layer="layout" svg:width="1.166cm" svg:height="0.424cm" svg:x="17.736cm" svg:y="12.338cm">
          <draw:text-box>
            <text:p text:style-name="P2"><text:span text:style-name="T2">£72.00</text:span></text:p>
          </draw:text-box>
        </draw:frame>
        <draw:frame draw:style-name="gr3" draw:text-style-name="P4" draw:layer="layout" svg:width="3.215cm" svg:height="0.424cm" svg:x="1.1cm" svg:y="13.338cm">
          <draw:text-box>
            <text:p text:style-name="P2"><text:span text:style-name="T2">T-Shirt - Men's (S)</text:span></text:p>
          </draw:text-box>
        </draw:frame>
        <draw:frame draw:style-name="gr3" draw:text-style-name="P4" draw:layer="layout" svg:width="0.422cm" svg:height="0.424cm" svg:x="7.394cm" svg:y="13.338cm">
          <draw:text-box>
            <text:p text:style-name="P2"><text:span text:style-name="T2">2</text:span></text:p>
          </draw:text-box>
        </draw:frame>
        <draw:frame draw:style-name="gr3" draw:text-style-name="P4" draw:layer="layout" svg:width="1.166cm" svg:height="0.424cm" svg:x="12.736cm" svg:y="13.338cm">
          <draw:text-box>
            <text:p text:style-name="P2"><text:span text:style-name="T2">£32.00</text:span></text:p>
          </draw:text-box>
        </draw:frame>
        <draw:frame draw:style-name="gr3" draw:text-style-name="P4" draw:layer="layout" svg:width="1.166cm" svg:height="0.424cm" svg:x="17.736cm" svg:y="13.338cm">
          <draw:text-box>
            <text:p text:style-name="P2"><text:span text:style-name="T2">£64.00</text:span></text:p>
          </draw:text-box>
        </draw:frame>
        <draw:frame draw:style-name="gr3" draw:text-style-name="P4" draw:layer="layout" svg:width="3.355cm" svg:height="0.424cm" svg:x="1.1cm" svg:y="14.338cm">
          <draw:text-box>
            <text:p text:style-name="P2"><text:span text:style-name="T2">T-Shirt - Men's (M)</text:span></text:p>
          </draw:text-box>
        </draw:frame>
        <draw:frame draw:style-name="gr3" draw:text-style-name="P4" draw:layer="layout" svg:width="0.422cm" svg:height="0.424cm" svg:x="7.394cm" svg:y="14.338cm">
          <draw:text-box>
            <text:p text:style-name="P2"><text:span text:style-name="T2">6</text:span></text:p>
          </draw:text-box>
        </draw:frame>
        <draw:frame draw:style-name="gr3" draw:text-style-name="P4" draw:layer="layout" svg:width="1.166cm" svg:height="0.424cm" svg:x="12.736cm" svg:y="14.338cm">
          <draw:text-box>
            <text:p text:style-name="P2"><text:span text:style-name="T2">£32.00</text:span></text:p>
          </draw:text-box>
        </draw:frame>
        <draw:frame draw:style-name="gr3" draw:text-style-name="P4" draw:layer="layout" svg:width="1.378cm" svg:height="0.424cm" svg:x="17.524cm" svg:y="14.338cm">
          <draw:text-box>
            <text:p text:style-name="P2"><text:span text:style-name="T2">£192.00</text:span></text:p>
          </draw:text-box>
        </draw:frame>
        <draw:frame draw:style-name="gr3" draw:text-style-name="P4" draw:layer="layout" svg:width="3.236cm" svg:height="0.424cm" svg:x="1.1cm" svg:y="15.338cm">
          <draw:text-box>
            <text:p text:style-name="P2"><text:span text:style-name="T2">T-Shirt - Men's (L)</text:span></text:p>
          </draw:text-box>
        </draw:frame>
        <draw:frame draw:style-name="gr3" draw:text-style-name="P4" draw:layer="layout" svg:width="0.422cm" svg:height="0.424cm" svg:x="7.394cm" svg:y="15.338cm">
          <draw:text-box>
            <text:p text:style-name="P2"><text:span text:style-name="T2">6</text:span></text:p>
          </draw:text-box>
        </draw:frame>
        <draw:frame draw:style-name="gr3" draw:text-style-name="P4" draw:layer="layout" svg:width="1.166cm" svg:height="0.424cm" svg:x="12.736cm" svg:y="15.338cm">
          <draw:text-box>
            <text:p text:style-name="P2"><text:span text:style-name="T2">£32.00</text:span></text:p>
          </draw:text-box>
        </draw:frame>
        <draw:frame draw:style-name="gr3" draw:text-style-name="P4" draw:layer="layout" svg:width="1.378cm" svg:height="0.424cm" svg:x="17.524cm" svg:y="15.338cm">
          <draw:text-box>
            <text:p text:style-name="P2"><text:span text:style-name="T2">£192.00</text:span></text:p>
          </draw:text-box>
        </draw:frame>
        <draw:frame draw:style-name="gr3" draw:text-style-name="P4" draw:layer="layout" svg:width="3.541cm" svg:height="0.424cm" svg:x="1.1cm" svg:y="16.338cm">
          <draw:text-box>
            <text:p text:style-name="P2"><text:span text:style-name="T2">T-Shirt - Men's (XL)</text:span></text:p>
          </draw:text-box>
        </draw:frame>
        <draw:frame draw:style-name="gr3" draw:text-style-name="P4" draw:layer="layout" svg:width="0.422cm" svg:height="0.424cm" svg:x="7.394cm" svg:y="16.338cm">
          <draw:text-box>
            <text:p text:style-name="P2"><text:span text:style-name="T2">2</text:span></text:p>
          </draw:text-box>
        </draw:frame>
        <draw:frame draw:style-name="gr3" draw:text-style-name="P4" draw:layer="layout" svg:width="1.166cm" svg:height="0.424cm" svg:x="12.736cm" svg:y="16.338cm">
          <draw:text-box>
            <text:p text:style-name="P2"><text:span text:style-name="T2">£32.00</text:span></text:p>
          </draw:text-box>
        </draw:frame>
        <draw:frame draw:style-name="gr3" draw:text-style-name="P4" draw:layer="layout" svg:width="1.166cm" svg:height="0.424cm" svg:x="17.736cm" svg:y="16.338cm">
          <draw:text-box>
            <text:p text:style-name="P2"><text:span text:style-name="T2">£64.00</text:span></text:p>
          </draw:text-box>
        </draw:frame>
        <draw:frame draw:style-name="gr3" draw:text-style-name="P4" draw:layer="layout" svg:width="3.753cm" svg:height="0.424cm" svg:x="1.1cm" svg:y="17.338cm">
          <draw:text-box>
            <text:p text:style-name="P2"><text:span text:style-name="T2">T-Shirt - Women's (8)</text:span></text:p>
          </draw:text-box>
        </draw:frame>
        <draw:frame draw:style-name="gr3" draw:text-style-name="P4" draw:layer="layout" svg:width="0.422cm" svg:height="0.424cm" svg:x="7.394cm" svg:y="17.338cm">
          <draw:text-box>
            <text:p text:style-name="P2"><text:span text:style-name="T2">2</text:span></text:p>
          </draw:text-box>
        </draw:frame>
        <draw:frame draw:style-name="gr3" draw:text-style-name="P4" draw:layer="layout" svg:width="1.166cm" svg:height="0.424cm" svg:x="12.736cm" svg:y="17.338cm">
          <draw:text-box>
            <text:p text:style-name="P2"><text:span text:style-name="T2">£32.00</text:span></text:p>
          </draw:text-box>
        </draw:frame>
        <draw:frame draw:style-name="gr3" draw:text-style-name="P4" draw:layer="layout" svg:width="1.166cm" svg:height="0.424cm" svg:x="17.736cm" svg:y="17.338cm">
          <draw:text-box>
            <text:p text:style-name="P2"><text:span text:style-name="T2">£64.00</text:span></text:p>
          </draw:text-box>
        </draw:frame>
        <draw:frame draw:style-name="gr3" draw:text-style-name="P4" draw:layer="layout" svg:width="3.892cm" svg:height="0.424cm" svg:x="1.1cm" svg:y="18.338cm">
          <draw:text-box>
            <text:p text:style-name="P2"><text:span text:style-name="T2">T-shirt - Women's (10)</text:span></text:p>
          </draw:text-box>
        </draw:frame>
        <draw:frame draw:style-name="gr3" draw:text-style-name="P4" draw:layer="layout" svg:width="0.422cm" svg:height="0.424cm" svg:x="7.394cm" svg:y="18.338cm">
          <draw:text-box>
            <text:p text:style-name="P2"><text:span text:style-name="T2">4</text:span></text:p>
          </draw:text-box>
        </draw:frame>
        <draw:frame draw:style-name="gr3" draw:text-style-name="P4" draw:layer="layout" svg:width="1.166cm" svg:height="0.424cm" svg:x="12.736cm" svg:y="18.338cm">
          <draw:text-box>
            <text:p text:style-name="P2"><text:span text:style-name="T2">£32.00</text:span></text:p>
          </draw:text-box>
        </draw:frame>
        <draw:frame draw:style-name="gr3" draw:text-style-name="P4" draw:layer="layout" svg:width="1.378cm" svg:height="0.424cm" svg:x="17.524cm" svg:y="18.338cm">
          <draw:text-box>
            <text:p text:style-name="P2"><text:span text:style-name="T2">£128.00</text:span></text:p>
          </draw:text-box>
        </draw:frame>
        <draw:frame draw:style-name="gr3" draw:text-style-name="P4" draw:layer="layout" svg:width="3.964cm" svg:height="0.424cm" svg:x="1.1cm" svg:y="19.338cm">
          <draw:text-box>
            <text:p text:style-name="P2"><text:span text:style-name="T2">T-Shirt - Women's (12)</text:span></text:p>
          </draw:text-box>
        </draw:frame>
        <draw:frame draw:style-name="gr3" draw:text-style-name="P4" draw:layer="layout" svg:width="0.422cm" svg:height="0.424cm" svg:x="7.394cm" svg:y="19.338cm">
          <draw:text-box>
            <text:p text:style-name="P2"><text:span text:style-name="T2">3</text:span></text:p>
          </draw:text-box>
        </draw:frame>
        <draw:frame draw:style-name="gr3" draw:text-style-name="P4" draw:layer="layout" svg:width="1.166cm" svg:height="0.424cm" svg:x="12.736cm" svg:y="19.338cm">
          <draw:text-box>
            <text:p text:style-name="P2"><text:span text:style-name="T2">£32.00</text:span></text:p>
          </draw:text-box>
        </draw:frame>
        <draw:frame draw:style-name="gr3" draw:text-style-name="P4" draw:layer="layout" svg:width="1.166cm" svg:height="0.424cm" svg:x="17.736cm" svg:y="19.338cm">
          <draw:text-box>
            <text:p text:style-name="P2"><text:span text:style-name="T2">£96.00</text:span></text:p>
          </draw:text-box>
        </draw:frame>
        <draw:frame draw:style-name="gr3" draw:text-style-name="P4" draw:layer="layout" svg:width="2.813cm" svg:height="0.424cm" svg:x="18.09cm" svg:y="21.338cm">
          <draw:text-box>
            <text:p text:style-name="P2"><text:span text:style-name="T2">Total: £1,710.00</text:span></text:p>
          </draw:text-box>
        </draw:frame>
        <draw:frame draw:style-name="gr4" draw:text-style-name="P5" draw:layer="layout" svg:width="1.137cm" svg:height="0.327cm" svg:x="9.762cm" svg:y="29.079cm">
          <draw:text-box>
            <text:p text:style-name="P2"><text:span text:style-name="T3">Page 1/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3T17:13:26.245790434</dc:date>
    <meta:editing-duration>PT1M2S</meta:editing-duration>
    <meta:editing-cycles>1</meta:editing-cycles>
    <meta:document-statistic meta:object-count="44"/>
    <meta:generator>LibreOffice/7.3.6.2$Linux_X86_64 LibreOffice_project/30$Build-2</meta:generator>
  </office:meta>
</office:document-meta>
</file>